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IPES</text:span></text:p>
      <text:p text:style-name="P1"><text:span text:style-name="T1"/></text:p>
      <text:p text:style-name="P1"><text:span text:style-name="T1">#include&lt;stdio.h&gt;</text:span></text:p>
      <text:p text:style-name="P1"><text:span text:style-name="T1">#include&lt;unistd.h&gt;</text:span></text:p>
      <text:p text:style-name="P1"><text:span text:style-name="T1">#include&lt;stdlib.h&gt;</text:span></text:p>
      <text:p text:style-name="P1"><text:span text:style-name="T1"><text:s/>char *m1 = "hello";</text:span></text:p>
      <text:p text:style-name="P1"><text:span text:style-name="T1"><text:s/>char *m2 = "BVRITH";</text:span></text:p>
      <text:p text:style-name="P1"><text:span text:style-name="T1"><text:s/>char *m3 = "Students";</text:span></text:p>
      <text:p text:style-name="P1"><text:span text:style-name="T1"><text:s/>int main(){</text:span></text:p>
      <text:p text:style-name="P1"><text:span text:style-name="T1"><text:s/>char buf[16];</text:span></text:p>
      <text:p text:style-name="P1"><text:span text:style-name="T1"><text:s/>int p[2],i;</text:span></text:p>
      <text:p text:style-name="P1"><text:span text:style-name="T1"><text:s/>if(pipe(p)== -1){</text:span></text:p>
      <text:p text:style-name="P1"><text:span text:style-name="T1"><text:s/>printf("'pipe is not created\n");</text:span></text:p>
      <text:p text:style-name="P1"><text:span text:style-name="T1"><text:s/>return 1;</text:span></text:p>
      <text:p text:style-name="P1"><text:span text:style-name="T1"><text:s/>}</text:span></text:p>
      <text:p text:style-name="P1"><text:span text:style-name="T1"><text:s/>write(p[1],m1, sizeof(buf));</text:span></text:p>
      <text:p text:style-name="P1"><text:span text:style-name="T1"><text:s/>write(p[1],m2, sizeof(buf));</text:span></text:p>
      <text:p text:style-name="P1"><text:span text:style-name="T1"><text:s/>write(p[1],m3, sizeof(buf));</text:span></text:p>
      <text:p text:style-name="P1"><text:span text:style-name="T1"><text:s/>for(i=0;i&lt;3;i++){</text:span></text:p>
      <text:p text:style-name="P1"><text:span text:style-name="T1"><text:s/>read(p[0],buf,sizeof(buf));</text:span></text:p>
      <text:p text:style-name="P1"><text:span text:style-name="T1"><text:s/>printf("reading from pipe %s\n",buf);</text:span></text:p>
      <text:p text:style-name="P1"><text:span text:style-name="T1"><text:s/>}</text:span></text:p>
      <text:p text:style-name="P1"><text:span text:style-name="T1"><text:s/>return 0;</text:span></text:p>
      <text:p text:style-name="P1"><text:span text:style-name="T1"><text:s/>}</text:span></text:p>
      <text:p text:style-name="P1"><text:span text:style-name="T1">OUTPUT:</text:span></text:p>
      <text:p text:style-name="P2"><draw:frame text:anchor-type="as-char" svg:width="63.24mm" svg:height="14.82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